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style:font-name="Comic Sans MS" fo:font-size="18pt" fo:font-weight="bold" officeooo:rsid="000412c0" officeooo:paragraph-rsid="000412c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0000" style:font-name="Comic Sans MS" fo:font-size="10pt" fo:font-weight="bold" officeooo:rsid="000412c0" officeooo:paragraph-rsid="000412c0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ff0000" style:font-name="Arial" fo:font-size="12pt" fo:font-weight="bold" officeooo:rsid="00056e90" officeooo:paragraph-rsid="00056e9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412c0" officeooo:paragraph-rsid="000412c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56e90" officeooo:paragraph-rsid="00056e9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6f69b" officeooo:paragraph-rsid="0006f69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73b1d" officeooo:paragraph-rsid="00073b1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8ce71" officeooo:paragraph-rsid="0008ce7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a800" style:font-name="Arial" fo:font-size="12pt" fo:font-weight="normal" officeooo:rsid="00073b1d" officeooo:paragraph-rsid="00073b1d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6e90" style:font-weight-asian="bold" style:font-weight-complex="bold"/>
    </style:style>
    <style:style style:name="T3" style:family="text">
      <style:text-properties fo:color="#00a800"/>
    </style:style>
    <style:style style:name="T4" style:family="text">
      <style:text-properties officeooo:rsid="0008ce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çon 9 </text:p>
      <text:p text:style-name="P1">Rois église et Société Xe-XIIIe siècles </text:p>
      <text:p text:style-name="P1"/>
      <text:p text:style-name="P4"><text:span text:style-name="T1">Introduction :</text:span> </text:p>
      <text:p text:style-name="P4"/>
      <text:p text:style-name="P4">Au X (an mil) </text:p>
      <text:p text:style-name="P4">Comment la papauté prend place ? </text:p>
      <text:p text:style-name="P4">L’Église de l’An Mil doit affronter le déclin royal, fait face à la regération du pouvoir. Pendant l’an mil : église sous la tutelle des laics </text:p>
      <text:p text:style-name="P4">Effacement de la royauté </text:p>
      <text:p text:style-name="P4">Régionalisation des pouvoir (cf cour 6) </text:p>
      <text:p text:style-name="P4">La papauté profite de l’éclatement de l’empire, et devient indépendante avant de s’affirmer au dessus des autres pouvoirs laics qui règne dans l’Europe chrétienne. </text:p>
      <text:p text:style-name="P4">La Francie oriental donne la Germanie. </text:p>
      <text:p text:style-name="P4">L’empereur est celui qui choisit le pape </text:p>
      <text:p text:style-name="P4"/>
      <text:p text:style-name="P4">XIe </text:p>
      <text:p text:style-name="P4">La papauté engage la <text:span text:style-name="T1">Réforme Grégorienne : consiste à purifier les mœurs du clergé + affirmer la supériorité du pouvoir spirituel sur le pouvoir temporal + affirmer la supériorité du pape sur les autres princes (empereur, roi) </text:span><text:span text:style-name="T2">+</text:span><text:span text:style-name="T1">Notions : primauté romaines et théocratie pontifical (</text:span><text:span text:style-name="T2">pape considère qu’il est le chef de la chrétienté) </text:span></text:p>
      <text:p text:style-name="P4">Pape conflit avec empereur : roi de France comme allié </text:p>
      <text:p text:style-name="P4">(princes = tout le monde est prince : qui ont la puissance publique : le roi est princes … )</text:p>
      <text:p text:style-name="P4"/>
      <text:p text:style-name="P5">La réussite de cette réforme compose avec : </text:p>
      <text:p text:style-name="P5">→ XII = critiques contre l’Église jugée trop éloignée de l’idéal de pauvreté du christianisme primitif = ses critiques donnent naissances à deux types de courant : </text:p>
      <text:p text:style-name="P5">- émergences de nouvelles aspirations religieuses et renouveau du monachisme/ idéal apostolique (Cisterciens) : nouveau besoin de retrouvé liens avec la pauvreté, autorise les nouveaux ordres religieux à exister</text:p>
      <text:p text:style-name="P5">- Montée e nouveaux mouvement spirituels contestataires qualifiés d’hérétiques (Vaudois et Cathare) : ne s contente pas d’un retour de pauvreté mais plus loin : dire que l’église est inutile = anarchiste de l’église = menacent car propose leur propre église et clergé</text:p>
      <text:p text:style-name="P5">=&gt; hérétiques </text:p>
      <text:p text:style-name="P5"/>
      <text:p text:style-name="P5">XIIIe : Riposte de l’Église Apostolique romaine </text:p>
      <text:p text:style-name="P5">: église romaine entrain de montrer sa supériorité = riposte en développement par : </text:p>
      <text:p text:style-name="P5">- l’essor de l’enseignement pastoral (méthode douce) (contre hérétique) </text:p>
      <text:p text:style-name="P5">- l’inquisition, bûcher, croisade (méthode forte) (contre hérétique)</text:p>
      <text:p text:style-name="P5"/>
      <text:p text:style-name="P5">(pas beaucoup de bûcher au Moyen Age mais plus à la Renaissance) </text:p>
      <text:p text:style-name="P5"/>
      <text:p text:style-name="P5">Reprendre Jérusalem : ambition des papes : projet non fait </text:p>
      <text:p text:style-name="P5"/>
      <text:p text:style-name="P3">I) L’Église en l’An Mil</text:p>
      <text:p text:style-name="P5"><text:span text:style-name="T3">A) Des clercs séculiers vivant comme des laics</text:span> </text:p>
      <text:p text:style-name="P6"/>
      <text:p text:style-name="P6">Eglise qui ressemble à l’église carolignienne, les laics jouent un rôle important dans les affaires religieuses,. Ce fait offre des critiques. </text:p>
      <text:p text:style-name="P6"/>
      <text:p text:style-name="P6"/>
      <text:p text:style-name="P6"><text:soft-page-break/>Clercs séculiers vivant comme laics :</text:p>
      <text:p text:style-name="P6"/>
      <text:p text:style-name="P6">- ne se comporte pas comme écclésiastique </text:p>
      <text:p text:style-name="P6">- Problème majeur de l’église de l’an mil</text:p>
      <text:p text:style-name="P6">- le pape est loin et les rois presque pas de pouvoir = donc contrôle difficile des évêques</text:p>
      <text:p text:style-name="P6">- les évêques : hommes de pouvoir, issu de l’aristocratie : il ont deux fonctions : comtes &amp; évêques, banquet, chasse, se comporte comme des siegneurs, construise des châteaux, se comporte comme aristocrates : font banquet + chasse + charnelle (alors que pas le droits), on parle donc de seigneurie épiscopale : mode de vie qui ressemble aux laics, ils utilisent le temporelle qui est attaché à l’église cathédrale</text:p>
      <text:p text:style-name="P6">= utilises les ressources pour mener une vie de laics : mauvais usage du temporelle épiscopal </text:p>
      <text:p text:style-name="P6">temporelle : ensemble des droits et propriétés qui apportent des revenus à une église cathédrale. </text:p>
      <text:p text:style-name="P6">Parmi ses revenus : la dîmes, droits de justice </text:p>
      <text:p text:style-name="P6">= mauvaise utilisation du temporelle </text:p>
      <text:p text:style-name="P6"/>
      <text:p text:style-name="P6"><text:span text:style-name="T1">Chanoines :</text:span> </text:p>
      <text:p text:style-name="P6">- réforme de Chrodegang de Metz : pas abouti</text:p>
      <text:p text:style-name="P6">- propre maisons : femme enfants serviteur = commettent : le Nicolaisme</text:p>
      <text:p text:style-name="P6">- ont revenu : qui se nomme : prébende</text:p>
      <text:p text:style-name="P6">- mense capitulaire mense épisocopal</text:p>
      <text:p text:style-name="P6">= revenu prébende du temporelle de la cathédral, ils cummulent, mais ils les vendent, les legs à leur enfants (alors que normalement pas charnelle) </text:p>
      <text:p text:style-name="P6">= mauvais usage temporelle </text:p>
      <text:p text:style-name="P6"/>
      <text:p text:style-name="P6"><text:span text:style-name="T1">La Réforme Grégorienne</text:span>(faire que les clercs soit supérieur des <text:span text:style-name="T4">laïcs</text:span>)  : dit qu’ils sont coupable de trafic de biens d’église. </text:p>
      <text:p text:style-name="P6"/>
      <text:p text:style-name="P6">Un clergé séculier : non exemplaire, qui motive la volonté de réformer le clergé intérieur, réformer mœurs et pratique. </text:p>
      <text:p text:style-name="P6"/>
      <text:p text:style-name="P9">B) L’emprise des <text:span text:style-name="T4">laïcs</text:span> sur les charges et les biens ecclésiastiques</text:p>
      <text:p text:style-name="P7"/>
      <text:p text:style-name="P7">Contrôle de l’élection (investiture) des prêtres, évêques etc </text:p>
      <text:p text:style-name="P7">Au Xe l’état <text:span text:style-name="T4">carolingien </text:span><text:s/>casse figure</text:p>
      <text:p text:style-name="P7">Quand élise abbé : quelqu’un de sa famille : exemple le comte de Vermandois 925 donne l’archevêché de Reims à son fils de 5ans. </text:p>
      <text:p text:style-name="P7"/>
      <text:p text:style-name="P8">- captation des revenu produits par l’église (dîmes, ou revenus des menses abbatiale (temporel des abbayes) </text:p>
      <text:p text:style-name="P7"/>
      <text:p text:style-name="P6"/>
      <text:p text:style-name="P6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42:51.843000000</meta:creation-date>
    <dc:date>2018-03-26T11:22:06.108000000</dc:date>
    <meta:editing-duration>PT4M40S</meta:editing-duration>
    <meta:editing-cycles>2</meta:editing-cycles>
    <meta:generator>LibreOffice/5.3.7.2$Windows_X86_64 LibreOffice_project/6b8ed514a9f8b44d37a1b96673cbbdd077e24059</meta:generator>
    <meta:document-statistic meta:table-count="0" meta:image-count="0" meta:object-count="0" meta:page-count="2" meta:paragraph-count="52" meta:word-count="702" meta:character-count="4283" meta:non-whitespace-character-count="3594"/>
  </office:meta>
</office:document-meta>
</file>